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0ec23"/>
    </style:style>
    <style:style style:name="T2" style:family="text">
      <style:text-properties fo:font-size="15pt" officeooo:rsid="0000ec23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ec2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C Programming</text:span></text:p>
      <text:p text:style-name="P3">Variables:</text:p>
      <text:p text:style-name="P1"/>
      <text:p text:style-name="P1">Variables in C are named memory locations used to store data that can be manipulated or referenced in a program. Each variable has a specific data type that determines the type of data it can hold.</text:p>
      <text:p text:style-name="P1"/>
      <text:p text:style-name="P2">Declaration:</text:p>
      <text:p text:style-name="P1">To declare a variable in C, you specify its data type and name. For example:</text:p>
      <text:p text:style-name="P1"/>
      <text:p text:style-name="P1">int age; // Declaration of an integer variable named 'age'</text:p>
      <text:p text:style-name="P1">float pi; // Declaration of a floating-point variable named 'pi'</text:p>
      <text:p text:style-name="P1">char letter; // Declaration of a character variable named 'letter'</text:p>
      <text:p text:style-name="P1"/>
      <text:p text:style-name="P1"><text:span text:style-name="T4">I</text:span><text:span text:style-name="T3">nitialization</text:span>:</text:p>
      <text:p text:style-name="P1">Variables can also be initialized, which means assigning an initial value at the time of declaration:</text:p>
      <text:p text:style-name="P1"/>
      <text:p text:style-name="P1">int count = 0; // Initialization of 'count' variable with value 0</text:p>
      <text:p text:style-name="P1">float price = 10.99; // Initialization of 'price' variable with value 10.99</text:p>
      <text:p text:style-name="P1">char grade = 'A'; // Initialization of 'grade' variable with character 'A'</text:p>
      <text:p text:style-name="P1"/>
      <text:p text:style-name="P1"><text:span text:style-name="T3">Rules for Variable Names:</text:span></text:p>
      <text:p text:style-name="P1"/>
      <text:p text:style-name="P1">- Variable names can consist of letters (both uppercase and lowercase), digits, and the underscore character (_).</text:p>
      <text:p text:style-name="P1">- They must begin with a letter (uppercase or lowercase) or an underscore (_).</text:p>
      <text:p text:style-name="P1">- Variable names cannot contain spaces or special characters like @, #, $, etc.</text:p>
      <text:p text:style-name="P1">- C is case-sensitive, so variables 'number' and 'Number' would be considered different.</text:p>
      <text:p text:style-name="P1"/>
      <text:p text:style-name="P1"><text:span text:style-name="T3">Scope of Variables:</text:span></text:p>
      <text:p text:style-name="P1"/>
      <text:p text:style-name="P1">- The scope of a variable refers to the part of the program where the variable is accessible.</text:p>
      <text:p text:style-name="P1">- Variables can have either local or global scope.</text:p>
      <text:p text:style-name="P1">- Local variables are declared within a function and are only accessible within that function.</text:p>
      <text:p text:style-name="P1">- Global variables are declared outside all functions and can be accessed by any function within the progr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2:27:18.215904307</meta:creation-date>
    <dc:date>2023-12-01T22:08:35.436045461</dc:date>
    <meta:editing-duration>PT9H41M18S</meta:editing-duration>
    <meta:editing-cycles>1</meta:editing-cycles>
    <meta:document-statistic meta:table-count="0" meta:image-count="0" meta:object-count="0" meta:page-count="1" meta:paragraph-count="23" meta:word-count="263" meta:character-count="1579" meta:non-whitespace-character-count="1334"/>
    <meta:generator>LibreOffice/7.6.3.2$Linux_X86_64 LibreOffice_project/29d686fea9f6705b262d369fede658f824154cc0</meta:generator>
  </office:meta>
</office:document-meta>
</file>